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s" fo:country="ES" fo:font-weight="bold" officeooo:rsid="000b6e31" officeooo:paragraph-rsid="000b6e3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s" fo:country="ES" fo:font-weight="bold" officeooo:rsid="000b6e31" officeooo:paragraph-rsid="000b6e3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ES" fo:font-weight="normal" officeooo:rsid="000b6e31" officeooo:paragraph-rsid="000b6e31" style:font-size-asian="14pt" style:font-weight-asian="normal" style:font-size-complex="14pt" style:font-weight-complex="normal"/>
    </style:style>
    <style:style style:name="P4" style:family="paragraph" style:parent-style-name="Standard">
      <style:text-properties fo:language="es" fo:country="ES" officeooo:rsid="000b6e31" officeooo:paragraph-rsid="000b6e31"/>
    </style:style>
    <style:style style:name="P5" style:family="paragraph" style:parent-style-name="Standard">
      <style:text-properties fo:language="es" fo:country="ES" officeooo:rsid="000ba537" officeooo:paragraph-rsid="000ba537"/>
    </style:style>
    <style:style style:name="P6" style:family="paragraph" style:parent-style-name="Standard">
      <style:text-properties fo:language="es" fo:country="ES" officeooo:rsid="000de548" officeooo:paragraph-rsid="000de548"/>
    </style:style>
    <style:style style:name="P7" style:family="paragraph" style:parent-style-name="Standard">
      <style:text-properties fo:language="es" fo:country="ES" officeooo:rsid="000df5fc" officeooo:paragraph-rsid="000df5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 y atributos</text:p>
      <text:p text:style-name="P2"/>
      <text:p text:style-name="P3"/>
      <text:p text:style-name="P4">USUARIOS</text:p>
      <text:p text:style-name="P4"/>
      <text:p text:style-name="P4">- nombre de usuario: en back controlar que siempre se rellene.</text:p>
      <text:p text:style-name="P4"/>
      <text:p text:style-name="P5">RESERVAS</text:p>
      <text:p text:style-name="P5"/>
      <text:p text:style-name="P5">- revisar en back o front que la puntuación sea desde 1 a 5 estrellas ya que tenemos tipo tinyInt</text:p>
      <text:p text:style-name="P5"/>
      <text:p text:style-name="P6">ESPACIOS</text:p>
      <text:p text:style-name="P6"/>
      <text:p text:style-name="P6">- el valor de limpio hay que controlarlo por el back (q luego de una reserva se ponga automaticamente en sucio)</text:p>
      <text:p text:style-name="P5"/>
      <text:p text:style-name="P7">TABLA ESPACIOS-SERVICIOS</text:p>
      <text:p text:style-name="P7"/>
      <text:p text:style-name="P7">- en el back controlar q nos devuelven un valor, cero o null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9:48:36.267763880</meta:creation-date>
    <meta:editing-duration>PT1M2S</meta:editing-duration>
    <meta:editing-cycles>2</meta:editing-cycles>
    <meta:generator>LibreOffice/6.4.7.2$Linux_X86_64 LibreOffice_project/40$Build-2</meta:generator>
    <dc:date>2021-05-28T19:49:31.215933756</dc:date>
    <meta:document-statistic meta:table-count="0" meta:image-count="0" meta:object-count="0" meta:page-count="1" meta:paragraph-count="9" meta:word-count="73" meta:character-count="399" meta:non-whitespace-character-count="335"/>
  </office:meta>
</office:document-meta>
</file>